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2">
      <style:paragraph-properties>
        <style:tab-stops>
          <style:tab-stop style:position="5.0626in" style:type="right"/>
        </style:tab-stops>
      </style:paragraph-properties>
      <style:text-properties officeooo:paragraph-rsid="00068987"/>
    </style:style>
    <style:style style:name="P2" style:family="paragraph" style:parent-style-name="Normal2">
      <style:paragraph-properties fo:text-align="end" style:justify-single-word="false">
        <style:tab-stops>
          <style:tab-stop style:position="5.0626in" style:type="right"/>
        </style:tab-stops>
      </style:paragraph-properties>
      <style:text-properties officeooo:paragraph-rsid="00068987"/>
    </style:style>
    <style:style style:name="P3" style:family="paragraph" style:parent-style-name="Normal2">
      <style:paragraph-properties fo:text-align="end" style:justify-single-word="false"/>
      <style:text-properties officeooo:paragraph-rsid="00068987"/>
    </style:style>
    <style:style style:name="P4" style:family="paragraph" style:parent-style-name="List_20_Title">
      <style:text-properties officeooo:paragraph-rsid="00068987"/>
    </style:style>
    <style:style style:name="P5" style:family="paragraph" style:parent-style-name="Body_20_Text1">
      <style:text-properties officeooo:paragraph-rsid="00068987"/>
    </style:style>
    <style:style style:name="P6" style:family="paragraph" style:parent-style-name="Standard">
      <style:text-properties officeooo:paragraph-rsid="00068987"/>
    </style:style>
    <style:style style:name="T1" style:family="text">
      <style:text-properties fo:color="#ffffff"/>
    </style:style>
    <style:style style:name="T2" style:family="text">
      <style:text-properties officeooo:rsid="00068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กิตติกรรมประกาศ</text:p>
      <text:p text:style-name="P6"><text:s/><text:tab/>โครงการนี้สำเร็จลุล่วงได้ด้วย..............................</text:p>
      <text:p text:style-name="P5"/>
      <text:p text:style-name="P5"/>
      <text:p text:style-name="P3"><text:s text:c="5"/>นางสาว<text:span text:style-name="T2">นัฐฑริกา ชีพันดุง</text:span><text:span text:style-name="T1"> </text:span><text:s text:c="2"/></text:p>
      <text:p text:style-name="P2"><text:tab/> <text:s text:c="6"/>วันที่ ...........................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18:53.873855900</meta:creation-date>
    <dc:date>2017-05-21T18:20:03.950001746</dc:date>
    <meta:editing-duration>PT1M10S</meta:editing-duration>
    <meta:editing-cycles>1</meta:editing-cycles>
    <meta:document-statistic meta:table-count="0" meta:image-count="0" meta:object-count="0" meta:page-count="1" meta:paragraph-count="4" meta:word-count="57" meta:character-count="134" meta:non-whitespace-character-count="115"/>
    <meta:generator>LibreOffice/5.1.6.2$Linux_X86_64 LibreOffice_project/10m0$Build-2</meta:generator>
  </office:meta>
</office:document-meta>
</file>